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9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9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972cm" fo:min-width="2.99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14cm" fo:min-width="3.808cm" draw:shadow="visible"/>
      <style:paragraph-properties style:writing-mode="lr-tb"/>
    </style:style>
    <style:style style:name="gr10" style:family="graphic" style:parent-style-name="objectwithoutfill">
      <style:graphic-properties draw:marker-end="Arrowheads_20_4" draw:marker-end-width="0.3cm" draw:fill="none" draw:textarea-vertical-align="bottom"/>
      <style:paragraph-properties style:writing-mode="lr-tb"/>
    </style:style>
    <style:style style:name="gr1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655cm" fo:min-width="0.135cm"/>
    </style:style>
    <style:style style:name="gr12" style:family="graphic" style:parent-style-name="standard">
      <style:graphic-properties svg:stroke-color="#000000" draw:fill="none" draw:fill-color="#729fcf" loext:fill-use-slide-background="fals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1.02cm" fo:min-width="3.31cm"/>
      <style:paragraph-properties style:writing-mode="lr-tb"/>
    </style:style>
    <style:style style:name="gr1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cm" fo:min-width="0.13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paragraph-properties fo:text-align="center"/>
      <style:text-properties fo:font-size="8pt"/>
    </style:style>
    <style:style style:name="P6" style:family="paragraph">
      <loext:graphic-properties draw:fill="solid" draw:fill-color="#ffffff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7.35cm" svg:x2="27.352cm" svg:y2="7.35cm">
          <text:p/>
        </draw:line>
        <draw:line draw:style-name="gr1" draw:text-style-name="P1" draw:layer="layout" svg:x1="27.352cm" svg:y1="7.35cm" svg:x2="27.352cm" svg:y2="32.75cm">
          <text:p/>
        </draw:line>
        <draw:line draw:style-name="gr1" draw:text-style-name="P1" draw:layer="layout" svg:x1="2.905cm" svg:y1="32.75cm" svg:x2="2.905cm" svg:y2="7.35cm">
          <text:p/>
        </draw:line>
        <draw:line draw:style-name="gr1" draw:text-style-name="P1" draw:layer="layout" svg:x1="2.905cm" svg:y1="32.75cm" svg:x2="27.352cm" svg:y2="32.75cm">
          <text:p/>
        </draw:line>
        <draw:custom-shape draw:style-name="gr2" draw:text-style-name="P2" xml:id="id5" draw:id="id5" draw:layer="layout" svg:width="5.715cm" svg:height="1.905cm" svg:x="19.415cm" svg:y="12.112cm">
          <text:p text:style-name="P2">PISO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5.715cm" svg:height="1.905cm" svg:x="4.175cm" svg:y="12.112cm">
          <text:p text:style-name="P2">SIPO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2.222cm" svg:x="6.397cm" svg:y="9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xml:id="id1" draw:id="id1" draw:layer="layout" svg:width="0.635cm" svg:height="0.635cm" svg:x="2.587cm" svg:y="12.74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7.67cm" svg:y1="13.065cm" svg:x2="28.7cm" svg:y2="13.065cm">
          <text:p/>
        </draw:line>
        <draw:custom-shape draw:style-name="gr4" draw:text-style-name="P3" xml:id="id4" draw:id="id4" draw:layer="layout" svg:width="0.635cm" svg:height="0.635cm" svg:x="27.035cm" svg:y="12.747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3.222cm" svg:y1="13.064cm" svg:x2="4.175cm" svg:y2="13.064cm" draw:start-shape="id1" draw:start-glue-point="1" draw:end-shape="id2" draw:end-glue-point="3" svg:d="M3222 13064h953" svg:viewBox="0 0 954 1">
          <text:p/>
        </draw:connector>
        <draw:custom-shape draw:style-name="gr7" draw:text-style-name="P3" draw:layer="layout" svg:width="0.999cm" svg:height="2.222cm" svg:x="21.637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3.493cm" svg:height="2.222cm" svg:x="13.065cm" svg:y="9.89cm">
          <text:p text:style-name="P2">Control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308cm" svg:height="1.964cm" svg:x="3.548cm" svg:y="30.071cm">
          <text:p text:style-name="P2">UAR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2.223cm" svg:x="21.591cm" svg:y="6.3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3" draw:layer="layout" svg:width="0.999cm" svg:height="2.222cm" svg:x="6.351cm" svg:y="6.3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" draw:layer="layout" svg:x1="18.145cm" svg:y1="13.065cm" svg:x2="19.415cm" svg:y2="13.065cm">
          <text:p text:style-name="P3">1</text:p>
        </draw:line>
        <draw:g xml:id="id3" draw:id="id3">
          <draw:custom-shape draw:style-name="gr11" draw:text-style-name="P1" draw:layer="layout" svg:width="0.635cm" svg:height="1.905cm" svg:x="25.765cm" svg:y="12.11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0.635cm" svg:height="0.318cm" svg:x="25.765cm" svg:y="13.69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onnector draw:style-name="gr13" draw:text-style-name="P3" draw:layer="layout" svg:x1="26.4cm" svg:y1="13.064cm" svg:x2="27.035cm" svg:y2="13.064cm" draw:start-shape="id3" draw:start-glue-point="1" draw:end-shape="id4" draw:end-glue-point="3" svg:d="M26400 13064h635" svg:viewBox="0 0 636 1">
          <text:p/>
        </draw:connector>
        <draw:connector draw:style-name="gr13" draw:text-style-name="P3" draw:layer="layout" svg:x1="26.128cm" svg:y1="19.09cm" svg:x2="26.102cm" svg:y2="19.09cm" svg:d="M26128 19090h-26" svg:viewBox="0 0 27 1">
          <text:p/>
        </draw:connector>
        <draw:connector draw:style-name="gr13" draw:text-style-name="P3" draw:layer="layout" svg:x1="25.13cm" svg:y1="13.064cm" svg:x2="25.765cm" svg:y2="13.064cm" draw:start-shape="id5" draw:start-glue-point="1" draw:end-shape="id3" draw:end-glue-point="3" svg:d="M25130 13064h635" svg:viewBox="0 0 636 1">
          <text:p/>
        </draw:connector>
        <draw:g>
          <draw:g>
            <draw:custom-shape draw:style-name="gr14" draw:text-style-name="P6" draw:layer="layout" svg:width="3.81cm" svg:height="1.27cm" svg:x="20.209cm" svg:y="8.62cm">
              <text:p text:style-name="P5"><text:span text:style-name="T1">T</text:span><text:span text:style-name="T1">X</text:span><text:span text:style-name="T1"> </text:span><text:span text:style-name="T1">r</text:span><text:span text:style-name="T1">e</text:span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1.27cm" svg:height="0.634cm" draw:transform="rotate (-1.5707963267949) translate (20.843cm 8.62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14" draw:text-style-name="P6" draw:layer="layout" svg:width="3.81cm" svg:height="1.27cm" svg:x="5.127cm" svg:y="8.62cm">
              <text:p text:style-name="P5"><text:span text:style-name="T1">R</text:span><text:span text:style-name="T1">X</text:span><text:span text:style-name="T1"> </text:span><text:span text:style-name="T1">r</text:span><text:span text:style-name="T1">e</text:span><text:span text:style-name="T1">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7" draw:layer="layout" svg:width="1.27cm" svg:height="0.634cm" draw:transform="rotate (-1.5707963267949) translate (5.761cm 8.62cm)">
              <text:p/>
    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officeooo:annotation svg:x="0cm" svg:y="0cm">
          <dc:creator>Vitalii Yurchenko</dc:creator>
          <meta:creator-initials>VY</meta:creator-initials>
          <dc:date>2022-08-24T19:28:19</dc:date>
          <text:p>output RX register</text:p>
          <text:p/>
          <text:p>input TX register</text:p>
          <text:p/>
          <text:p>input read <text:s/>RX register</text:p>
          <text:p>input write TX register</text:p>
          <text:p/>
          <text:p>output ready RX data</text:p>
          <text:p>output empty TX data</text:p>
        </officeooo:annotati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08-23T12:24:08.755092276</meta:creation-date>
    <meta:generator>LibreOffice/7.4.0.3$Linux_X86_64 LibreOffice_project/40$Build-3</meta:generator>
    <dc:date>2022-08-24T20:35:41.475704035</dc:date>
    <dc:creator>Vitalii Yurchenko</dc:creator>
    <meta:editing-duration>PT1H7M5S</meta:editing-duration>
    <meta:editing-cycles>13</meta:editing-cycles>
    <meta:document-statistic meta:object-count="31"/>
  </office:meta>
</office:document-meta>
</file>